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adornments="Normal"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rsid="00760dd2" officeooo:paragraph-rsid="00760dd2"/>
    </style:style>
    <style:style style:name="P2" style:family="paragraph" style:parent-style-name="Text_20_body">
      <style:paragraph-properties fo:text-align="justify" style:justify-single-word="false"/>
      <style:text-properties officeooo:rsid="00760dd2" officeooo:paragraph-rsid="00760dd2"/>
    </style:style>
    <style:style style:name="P3" style:family="paragraph" style:parent-style-name="Text_20_body">
      <style:paragraph-properties fo:text-align="justify" style:justify-single-word="false"/>
      <style:text-properties officeooo:rsid="0076e8d9" officeooo:paragraph-rsid="0076e8d9"/>
    </style:style>
    <style:style style:name="P4" style:family="paragraph" style:parent-style-name="Text_20_body">
      <style:paragraph-properties fo:text-align="justify" style:justify-single-word="false"/>
      <style:text-properties officeooo:rsid="00787c7b" officeooo:paragraph-rsid="00787c7b"/>
    </style:style>
    <style:style style:name="P5" style:family="paragraph" style:parent-style-name="Text_20_body">
      <style:text-properties officeooo:rsid="0079ff56" officeooo:paragraph-rsid="0079ff56"/>
    </style:style>
    <style:style style:name="P6" style:family="paragraph" style:parent-style-name="Text_20_body">
      <style:text-properties officeooo:rsid="007bb724" officeooo:paragraph-rsid="007bb724"/>
    </style:style>
    <style:style style:name="P7" style:family="paragraph" style:parent-style-name="Quotations">
      <style:text-properties fo:background-color="#395511"/>
    </style:style>
    <style:style style:name="P8" style:family="paragraph" style:parent-style-name="Quotations" style:master-page-name="">
      <loext:graphic-properties draw:fill="solid" draw:fill-color="#000000"/>
      <style:paragraph-properties fo:margin-left="0cm" fo:margin-right="0cm" fo:margin-top="0cm" fo:margin-bottom="0cm" style:contextual-spacing="false" fo:line-height="100%" fo:text-indent="0cm" style:auto-text-indent="false" style:page-number="auto" fo:background-color="#000000">
        <style:tab-stops/>
      </style:paragraph-properties>
    </style:style>
    <style:style style:name="P9" style:family="paragraph" style:parent-style-name="Quotations">
      <loext:graphic-properties draw:fill="solid" draw:fill-color="#000000"/>
      <style:paragraph-properties fo:margin-left="0cm" fo:margin-right="0cm" fo:margin-top="0cm" fo:margin-bottom="0cm" style:contextual-spacing="false" fo:line-height="100%" fo:text-indent="0cm" style:auto-text-indent="false" fo:background-color="#000000">
        <style:tab-stops/>
      </style:paragraph-properties>
    </style:style>
    <style:style style:name="P10" style:family="paragraph" style:parent-style-name="Standard">
      <style:paragraph-properties style:line-height-at-least="0.503cm"/>
      <style:text-properties fo:color="#cccccc" loext:opacity="100%" style:font-name="Consolas2" fo:font-size="10.5pt" fo:font-weight="normal" fo:background-color="#1f1f1f"/>
    </style:style>
    <style:style style:name="P11" style:family="paragraph" style:parent-style-name="Text_20_body">
      <style:text-properties officeooo:rsid="007bb724" officeooo:paragraph-rsid="0079ff56"/>
    </style:style>
    <style:style style:name="P12" style:family="paragraph" style:parent-style-name="Text_20_body">
      <style:text-properties officeooo:rsid="007be5e0" officeooo:paragraph-rsid="007be5e0"/>
    </style:style>
    <style:style style:name="P13" style:family="paragraph" style:parent-style-name="Text_20_body">
      <style:text-properties officeooo:rsid="008034ea" officeooo:paragraph-rsid="008034ea"/>
    </style:style>
    <style:style style:name="P14" style:family="paragraph" style:parent-style-name="Text_20_body">
      <style:text-properties officeooo:rsid="0085a3f5" officeooo:paragraph-rsid="0085a3f5"/>
    </style:style>
    <style:style style:name="T1" style:family="text">
      <style:text-properties style:font-name="Consolas2" fo:font-size="10.5pt" fo:font-weight="normal"/>
    </style:style>
    <style:style style:name="T2" style:family="text">
      <style:text-properties style:font-name="Consolas2" fo:font-size="10.5pt" fo:font-weight="normal" fo:background-color="#395511" loext:char-shading-value="0"/>
    </style:style>
    <style:style style:name="T3" style:family="text">
      <style:text-properties fo:color="#9cdcfe" loext:opacity="100%"/>
    </style:style>
    <style:style style:name="T4" style:family="text">
      <style:text-properties fo:color="#9cdcfe" loext:opacity="100%" style:font-name="Consolas2" fo:font-size="10.5pt" fo:font-weight="normal"/>
    </style:style>
    <style:style style:name="T5" style:family="text">
      <style:text-properties fo:color="#9cdcfe" loext:opacity="100%" style:font-name="Consolas2" fo:font-size="10.5pt" fo:font-weight="normal" fo:background-color="#395511" loext:char-shading-value="0"/>
    </style:style>
    <style:style style:name="T6" style:family="text">
      <style:text-properties fo:color="#ce9178" loext:opacity="100%"/>
    </style:style>
    <style:style style:name="T7" style:family="text">
      <style:text-properties fo:color="#ce9178" loext:opacity="100%" style:font-name="Consolas2" fo:font-size="10.5pt" fo:font-weight="normal"/>
    </style:style>
    <style:style style:name="T8" style:family="text">
      <style:text-properties fo:color="#81d41a" loext:opacity="100%"/>
    </style:style>
    <style:style style:name="T9" style:family="text">
      <style:text-properties fo:color="#81d41a" loext:opacity="100%" style:font-name="Consolas1" fo:font-size="11pt" fo:font-weight="normal"/>
    </style:style>
    <style:style style:name="T10" style:family="text">
      <style:text-properties fo:color="#81d41a" loext:opacity="100%" officeooo:rsid="00787c7b"/>
    </style:style>
    <style:style style:name="T11" style:family="text">
      <style:text-properties officeooo:rsid="00779bbb"/>
    </style:style>
    <style:style style:name="T12" style:family="text">
      <style:text-properties officeooo:rsid="0077bf9d"/>
    </style:style>
    <style:style style:name="T13" style:family="text">
      <style:text-properties officeooo:rsid="00787c7b"/>
    </style:style>
    <style:style style:name="T14" style:family="text">
      <style:text-properties officeooo:rsid="007bb724"/>
    </style:style>
    <style:style style:name="T15" style:family="text">
      <style:text-properties officeooo:rsid="007bcb02"/>
    </style:style>
    <style:style style:name="T16" style:family="text">
      <style:text-properties fo:color="#c586c0" loext:opacity="100%"/>
    </style:style>
    <style:style style:name="T17" style:family="text">
      <style:text-properties fo:color="#c586c0" loext:opacity="100%" style:font-name="Consolas2" fo:font-size="10.5pt" fo:font-weight="normal"/>
    </style:style>
    <style:style style:name="T18" style:family="text">
      <style:text-properties fo:color="#569cd6" loext:opacity="100%"/>
    </style:style>
    <style:style style:name="T19" style:family="text">
      <style:text-properties fo:color="#569cd6" loext:opacity="100%" style:font-name="Consolas2" fo:font-size="10.5pt" fo:font-weight="normal"/>
    </style:style>
    <style:style style:name="T20" style:family="text">
      <style:text-properties fo:color="#569cd6" loext:opacity="100%" style:font-name="Consolas2" fo:font-size="10.5pt" fo:font-weight="normal" fo:background-color="#395511" loext:char-shading-value="0"/>
    </style:style>
    <style:style style:name="T21" style:family="text">
      <style:text-properties fo:color="#4ec9b0" loext:opacity="100%"/>
    </style:style>
    <style:style style:name="T22" style:family="text">
      <style:text-properties fo:color="#4ec9b0" loext:opacity="100%" style:font-name="Consolas2" fo:font-size="10.5pt" fo:font-weight="normal"/>
    </style:style>
    <style:style style:name="T23" style:family="text">
      <style:text-properties fo:color="#4ec9b0" loext:opacity="100%" style:font-name="Consolas2" fo:font-size="10.5pt" fo:font-weight="normal" fo:background-color="#395511" loext:char-shading-value="0"/>
    </style:style>
    <style:style style:name="T24" style:family="text">
      <style:text-properties fo:color="#d4d4d4" loext:opacity="100%"/>
    </style:style>
    <style:style style:name="T25" style:family="text">
      <style:text-properties fo:color="#d4d4d4" loext:opacity="100%" style:font-name="Consolas2" fo:font-size="10.5pt" fo:font-weight="normal"/>
    </style:style>
    <style:style style:name="T26" style:family="text">
      <style:text-properties fo:color="#d4d4d4" loext:opacity="100%" style:font-name="Consolas2" fo:font-size="10.5pt" fo:font-weight="normal" fo:background-color="#395511" loext:char-shading-value="0"/>
    </style:style>
    <style:style style:name="T27" style:family="text">
      <style:text-properties fo:color="#4fc1ff" loext:opacity="100%"/>
    </style:style>
    <style:style style:name="T28" style:family="text">
      <style:text-properties fo:color="#4fc1ff" loext:opacity="100%" style:font-name="Consolas2" fo:font-size="10.5pt" fo:font-weight="normal"/>
    </style:style>
    <style:style style:name="T29" style:family="text">
      <style:text-properties fo:color="#dcdcaa" loext:opacity="100%"/>
    </style:style>
    <style:style style:name="T30" style:family="text">
      <style:text-properties fo:color="#dcdcaa" loext:opacity="100%" style:font-name="Consolas2" fo:font-size="10.5pt" fo:font-weight="normal"/>
    </style:style>
    <style:style style:name="T31" style:family="text">
      <style:text-properties fo:color="#dcdcaa" loext:opacity="100%" style:font-name="Consolas2" fo:font-size="10.5pt" fo:font-weight="normal" fo:background-color="#395511" loext:char-shading-value="0"/>
    </style:style>
    <style:style style:name="T32" style:family="text">
      <style:text-properties fo:color="#6a9955" loext:opacity="100%" style:font-name="Consolas2" fo:font-size="10.5pt" fo:font-weight="normal"/>
    </style:style>
    <style:style style:name="T33" style:family="text">
      <style:text-properties fo:color="#6a9955" loext:opacity="100%" style:font-name="Consolas2" fo:font-size="10.5pt" fo:font-weight="normal" officeooo:rsid="007be5e0"/>
    </style:style>
    <style:style style:name="T34" style:family="text">
      <style:text-properties officeooo:rsid="007d8e6b"/>
    </style:style>
    <style:style style:name="T35" style:family="text">
      <style:text-properties officeooo:rsid="007e4132"/>
    </style:style>
    <style:style style:name="T36" style:family="text">
      <style:text-properties fo:color="#808080" loext:opacity="100%"/>
    </style:style>
    <style:style style:name="T37" style:family="text">
      <style:text-properties fo:color="#808080" loext:opacity="100%" style:font-name="Consolas2" fo:font-size="10.5pt" fo:font-weight="normal"/>
    </style:style>
    <style:style style:name="T38" style:family="text">
      <style:text-properties fo:color="#f44747" loext:opacity="100%"/>
    </style:style>
    <style:style style:name="T39" style:family="text">
      <style:text-properties officeooo:rsid="00821c70"/>
    </style:style>
    <style:style style:name="T40" style:family="text">
      <style:text-properties officeooo:rsid="0083a821"/>
    </style:style>
    <style:style style:name="T41" style:family="text">
      <style:text-properties officeooo:rsid="00853f40"/>
    </style:style>
    <style:style style:name="T42" style:family="text">
      <style:text-properties officeooo:rsid="0085a3f5"/>
    </style:style>
    <style:style style:name="T43" style:family="text">
      <style:text-properties fo:color="#b5cea8" loext:opacity="100%" style:font-name="Consolas2"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utentificación</text:h>
      <text:p text:style-name="P2">* VIDEO 2: Shortcut: se utilizan para abreviar el acceso a los archivos:</text:p>
      <text:p text:style-name="P2">+ En tsconfig.json</text:p>
      <text:p text:style-name="Quotations"><text:span text:style-name="T3">"paths"</text:span>: {</text:p>
      <text:p text:style-name="Quotations"><text:s text:c="6"/><text:span text:style-name="T4">"@models/*"</text:span><text:span text:style-name="T1">: [</text:span></text:p>
      <text:p text:style-name="Quotations"><text:s text:c="8"/><text:span text:style-name="T7">"./src/app/models/*"</text:span></text:p>
      <text:p text:style-name="Quotations"><text:s text:c="6"/><text:span text:style-name="T1">],</text:span></text:p>
      <text:p text:style-name="Quotations"><text:s text:c="6"/><text:span text:style-name="T4">"@shared/*"</text:span><text:span text:style-name="T1">: [</text:span></text:p>
      <text:p text:style-name="Quotations"><text:s text:c="8"/><text:span text:style-name="T7">"src/app/modules/shared/*"</text:span></text:p>
      <text:p text:style-name="Quotations"><text:s text:c="6"/><text:span text:style-name="T1">],</text:span></text:p>
      <text:p text:style-name="Quotations"><text:s text:c="6"/><text:span text:style-name="T4">"@auth/*"</text:span><text:span text:style-name="T1">: [</text:span></text:p>
      <text:p text:style-name="Quotations"><text:s text:c="8"/><text:span text:style-name="T7">"src/app/modules/auth/*"</text:span></text:p>
      <text:p text:style-name="Quotations"><text:s text:c="6"/><text:span text:style-name="T1">],</text:span></text:p>
      <text:p text:style-name="Quotations"><text:s text:c="6"/><text:span text:style-name="T4">"@boards/*"</text:span><text:span text:style-name="T1">: [</text:span></text:p>
      <text:p text:style-name="Quotations"><text:s text:c="8"/><text:span text:style-name="T7">"src/app/modules/boards/*"</text:span></text:p>
      <text:p text:style-name="Quotations"><text:s text:c="6"/><text:span text:style-name="T1">],</text:span></text:p>
      <text:p text:style-name="Quotations"><text:s text:c="6"/><text:span text:style-name="T4">"@environments/*"</text:span><text:span text:style-name="T1">: [</text:span></text:p>
      <text:p text:style-name="Quotations"><text:s text:c="8"/><text:span text:style-name="T7">"./src/environments/*"</text:span></text:p>
      <text:p text:style-name="Quotations"><text:s text:c="6"/><text:span text:style-name="T1">], ...</text:span></text:p>
      <text:p text:style-name="P2"/>
      <text:p text:style-name="P3">*VIDEO 7: Recuperación de contraseña:</text:p>
      <text:p text:style-name="P3">- Normalmente el proceso de recuperación de contraseña es: pedimos el correo que esta registrado, luego se envia un email al correo asociado, aca suelen haber validaciones, normalmente el backen solo envia un estado de que envio el correo.</text:p>
      <text:p text:style-name="P3">- En este correo se envia un Token el cual se envia a el backend, junto con la nueva contraseña que se quiere cambiar, <text:span text:style-name="T11">este Token solo es valido por un tiempo. </text:span><text:span text:style-name="T12">Normalmente este token no se envia al frontend sino que llega directamente al correo del usuario.</text:span></text:p>
      <text:p text:style-name="P4">***** RUTAS:</text:p>
      <text:p text:style-name="Quotations">- Autentication: <text:span text:style-name="T8">“src/app/modules/auth”</text:span></text:p>
      <text:p text:style-name="Quotations">- <text:span text:style-name="T13">Servicios: </text:span><text:span text:style-name="T10">“</text:span><text:span text:style-name="T9">src/app/services”</text:span></text:p>
      <text:p text:style-name="Quotations"/>
      <text:p text:style-name="Text_20_body"/>
      <text:p text:style-name="P5">* VIDEO 10: Donde guardar los tokens:</text:p>
      <text:p text:style-name="P5">Hay cuatro formas:</text:p>
      <text:p text:style-name="P5">- LocalStorage: se puede acceder muy facilmente por lo que es la menos recomendable.</text:p>
      <text:p text:style-name="P5">- SessionStorage: es volatil por lo que cuando el usario cierre esa la pestaña la sesion se va a ir.</text:p>
      <text:p text:style-name="P5">- WebSQL, IndexDB: son mas para guardar datos de otra indole.</text:p>
      <text:p text:style-name="P5">- Cookies: es la mas recomendable. Es algo nativo de los navegadores.</text:p>
      <text:p text:style-name="P5"><text:soft-page-break/>+ si se maneja desde el backend se puede utilizar la variable http only para que solo se pueda modificar desde el backend.</text:p>
      <text:p text:style-name="P5">+ JWT, tiene como ventaja que es stateless por lo que no genera sesion en el backend, pero como desventaja tiene que no funciona por defecto por lo que la programación es mas larga</text:p>
      <text:p text:style-name="P11">+ JWT, sirve para Android, IOS</text:p>
      <text:p text:style-name="P6">+ las cookies tienen un tiempo de expiración que no es el mismo que el token.</text:p>
      <text:p text:style-name="P5"><text:span text:style-name="T14">+ Para trabajar con co</text:span><text:span text:style-name="T15">o</text:span><text:span text:style-name="T14">kies, instalar typescript-cookie:</text:span></text:p>
      <text:h text:style-name="Heading_20_4" text:outline-level="4"><text:span text:style-name="T14">npm i typescript-cookie</text:span><text:tab/></text:h>
      <text:p text:style-name="Text_20_body"/>
      <text:p text:style-name="P12">*VIDEO 14: Reactividad con el profile</text:p>
      <text:p text:style-name="P12">- auth.service.ts</text:p>
      <text:p text:style-name="Quotations"><text:span text:style-name="T16">export</text:span> <text:span text:style-name="T18">class</text:span> <text:span text:style-name="T21">AuthService</text:span> {</text:p>
      <text:p text:style-name="Quotations"/>
      <text:p text:style-name="Quotations"><text:s text:c="2"/><text:span text:style-name="T4">apiUrl</text:span><text:span text:style-name="T1"> </text:span><text:span text:style-name="T25">=</text:span><text:span text:style-name="T1"> </text:span><text:span text:style-name="T28">environment</text:span><text:span text:style-name="T1">.</text:span><text:span text:style-name="T4">API_URL</text:span><text:span text:style-name="T1">;</text:span></text:p>
      <text:p text:style-name="Quotations"><text:s text:c="2"/><text:span text:style-name="T5">user$</text:span><text:span text:style-name="T2"> </text:span><text:span text:style-name="T26">=</text:span><text:span text:style-name="T2"> </text:span><text:span text:style-name="T20">new</text:span><text:span text:style-name="T2"> </text:span><text:span text:style-name="T23">BehaviorSubject</text:span><text:span text:style-name="T2">&lt;</text:span><text:span text:style-name="T23">User</text:span><text:span text:style-name="T2"> </text:span><text:span text:style-name="T26">|</text:span><text:span text:style-name="T2"> </text:span><text:span text:style-name="T23">null</text:span><text:span text:style-name="T2">&gt;(</text:span><text:span text:style-name="T20">null</text:span><text:span text:style-name="T2">);</text:span></text:p>
      <text:p text:style-name="Quotations"/>
      <text:p text:style-name="Quotations"><text:s text:c="2"/><text:span text:style-name="T19">constructor</text:span><text:span text:style-name="T1">(</text:span></text:p>
      <text:p text:style-name="Quotations"><text:s text:c="4"/><text:span text:style-name="T19">private</text:span><text:span text:style-name="T1"> </text:span><text:span text:style-name="T4">http</text:span><text:span text:style-name="T25">:</text:span><text:span text:style-name="T1"> </text:span><text:span text:style-name="T22">HttpClient</text:span><text:span text:style-name="T1">,</text:span></text:p>
      <text:p text:style-name="Quotations"><text:span text:style-name="T1"/></text:p>
      <text:p text:style-name="Quotations"><text:span text:style-name="T1"><text:tab/>...</text:span></text:p>
      <text:p text:style-name="Quotations"><text:span text:style-name="T1"/></text:p>
      <text:p text:style-name="Quotations"><text:span text:style-name="T29">profile</text:span>(){</text:p>
      <text:p text:style-name="Quotations"><text:s text:c="4"/><text:span text:style-name="T19">const</text:span><text:span text:style-name="T1"> </text:span><text:span text:style-name="T28">token</text:span><text:span text:style-name="T1"> </text:span><text:span text:style-name="T25">=</text:span><text:span text:style-name="T1"> </text:span><text:span text:style-name="T19">this</text:span><text:span text:style-name="T1">.</text:span><text:span text:style-name="T4">tokenService</text:span><text:span text:style-name="T1">.</text:span><text:span text:style-name="T30">getToken</text:span><text:span text:style-name="T1">();</text:span></text:p>
      <text:p text:style-name="Quotations"><text:s text:c="4"/><text:span text:style-name="T17">return</text:span><text:span text:style-name="T1"> </text:span><text:span text:style-name="T19">this</text:span><text:span text:style-name="T1">.</text:span><text:span text:style-name="T4">http</text:span><text:span text:style-name="T1">.</text:span><text:span text:style-name="T30">get</text:span><text:span text:style-name="T1">&lt;</text:span><text:span text:style-name="T22">User</text:span><text:span text:style-name="T1">&gt;(</text:span><text:span text:style-name="T7">`</text:span><text:span text:style-name="T19">${this</text:span><text:span text:style-name="T25">.</text:span><text:span text:style-name="T4">apiUrl</text:span><text:span text:style-name="T19">}</text:span><text:span text:style-name="T7">/auth/profile`</text:span><text:span text:style-name="T1">, {</text:span></text:p>
      <text:p text:style-name="Quotations"><text:s text:c="6"/><text:span text:style-name="T4">headers:</text:span><text:span text:style-name="T1"> { </text:span><text:span text:style-name="T4">Authorization:</text:span><text:span text:style-name="T1"> </text:span><text:span text:style-name="T7">`Bearer </text:span><text:span text:style-name="T19">${</text:span><text:span text:style-name="T28">token</text:span><text:span text:style-name="T19">}</text:span><text:span text:style-name="T7">`</text:span><text:span text:style-name="T1"> },</text:span></text:p>
      <text:p text:style-name="Quotations"><text:s text:c="4"/><text:span text:style-name="T1">}).</text:span><text:span text:style-name="T30">pipe</text:span><text:span text:style-name="T1">(</text:span></text:p>
      <text:p text:style-name="Quotations"><text:s text:c="6"/><text:span text:style-name="T32">// según obtengamos el profile lo transmitimos a trave</text:span><text:span text:style-name="T33">s</text:span><text:span text:style-name="T32"> del observable user$</text:span></text:p>
      <text:p text:style-name="Quotations"><text:s text:c="6"/><text:span text:style-name="T31">tap</text:span><text:span text:style-name="T2">(</text:span><text:span text:style-name="T5">user</text:span><text:span text:style-name="T2"> </text:span><text:span text:style-name="T20">=&gt;</text:span><text:span text:style-name="T2"> </text:span><text:span text:style-name="T20">this</text:span><text:span text:style-name="T2">.</text:span><text:span text:style-name="T5">user$</text:span><text:span text:style-name="T2">.</text:span><text:span text:style-name="T31">next</text:span><text:span text:style-name="T2">(</text:span><text:span text:style-name="T5">user</text:span><text:span text:style-name="T2">)),</text:span></text:p>
      <text:p text:style-name="Quotations"><text:s text:c="4"/><text:span text:style-name="T1">)</text:span></text:p>
      <text:p text:style-name="Quotations"><text:s text:c="2"/><text:span text:style-name="T1">}</text:span></text:p>
      <text:p text:style-name="P12"/>
      <text:p text:style-name="P12">- <text:span text:style-name="T34">layout.component.ts</text:span></text:p>
      <text:p text:style-name="Quotations"><text:s/><text:span text:style-name="T30">ngOnInit</text:span><text:span text:style-name="T1">()</text:span><text:span text:style-name="T25">:</text:span><text:span text:style-name="T1"> </text:span><text:span text:style-name="T22">void</text:span><text:span text:style-name="T1"> {</text:span></text:p>
      <text:p text:style-name="Quotations"><text:s text:c="4"/><text:span text:style-name="T32">// nos subscribimos al profile en este punto ya que el layout se ejecuta, una vez <text:tab/>se ha hecho el login</text:span></text:p>
      <text:p text:style-name="Quotations"><text:s text:c="4"/><text:span text:style-name="T19">this</text:span><text:span text:style-name="T1">.</text:span><text:span text:style-name="T4">authService</text:span><text:span text:style-name="T1">.</text:span><text:span text:style-name="T30">profile</text:span><text:span text:style-name="T1">().</text:span><text:span text:style-name="T30">subscribe</text:span><text:span text:style-name="T1">()</text:span></text:p>
      <text:p text:style-name="Quotations"><text:s text:c="2"/><text:span text:style-name="T1">}</text:span></text:p>
      <text:p text:style-name="P10"/>
      <text:p text:style-name="P12">- <text:span text:style-name="T35">Para subscribirme al observable y luego renderizar su data hay dos maneras:</text:span></text:p>
      <text:p text:style-name="Quotations"><text:span text:style-name="T29">ngOnInit</text:span>()<text:span text:style-name="T24">:</text:span> <text:span text:style-name="T21">void</text:span> {</text:p>
      <text:p text:style-name="Quotations"><text:s text:c="4"/><text:span text:style-name="T19">this</text:span><text:span text:style-name="T1">.</text:span><text:span text:style-name="T4">authService</text:span><text:span text:style-name="T1">.</text:span><text:span text:style-name="T4">user$</text:span><text:span text:style-name="T1">.</text:span><text:span text:style-name="T30">subscribe</text:span><text:span text:style-name="T1">(</text:span><text:span text:style-name="T4">data</text:span><text:span text:style-name="T1"> </text:span><text:span text:style-name="T19">=&gt;</text:span><text:span text:style-name="T1"> </text:span><text:span text:style-name="T19">this</text:span><text:span text:style-name="T1">.</text:span><text:span text:style-name="T4">user</text:span><text:span text:style-name="T1"> </text:span><text:span text:style-name="T25">=</text:span><text:span text:style-name="T1"> </text:span><text:span text:style-name="T4">data</text:span><text:span text:style-name="T1">);</text:span></text:p>
      <text:p text:style-name="Quotations"><text:span text:style-name="T1">}</text:span></text:p>
      <text:p text:style-name="P13">o:</text:p>
      <text:p text:style-name="Quotations"><text:span text:style-name="T36"/></text:p>
      <text:p text:style-name="P7"><text:soft-page-break/><text:span text:style-name="T36">&lt;</text:span><text:span text:style-name="T18">ng-container</text:span> *<text:span text:style-name="T16">ngIf</text:span>="<text:span text:style-name="T3">user$</text:span> <text:span text:style-name="T24">|</text:span> <text:span text:style-name="T3">async</text:span> <text:span text:style-name="T16">as</text:span> <text:span text:style-name="T21">user</text:span><text:span text:style-name="T6">"</text:span><text:span text:style-name="T38">&gt;</text:span></text:p>
      <text:p text:style-name="Quotations"><text:s text:c="2"/><text:span text:style-name="T37">&lt;</text:span><text:span text:style-name="T19">nav</text:span><text:span text:style-name="T1"> </text:span><text:span text:style-name="T4">class</text:span><text:span text:style-name="T25">=</text:span><text:span text:style-name="T7">"px-6 border-gray-200 shadow-md bg-sky-700"</text:span><text:span text:style-name="T37">&gt;</text:span></text:p>
      <text:p text:style-name="Quotations"><text:s text:c="4"/><text:span text:style-name="T37">&lt;</text:span><text:span text:style-name="T19">div</text:span><text:span text:style-name="T1"> </text:span><text:span text:style-name="T4">class</text:span><text:span text:style-name="T25">=</text:span><text:span text:style-name="T7">"flex flex-wrap items-center justify-between"</text:span><text:span text:style-name="T37">&gt;</text:span></text:p>
      <text:p text:style-name="Quotations"><text:s text:c="6"/><text:span text:style-name="T37">&lt;</text:span><text:span text:style-name="T19">div</text:span><text:span text:style-name="T1"> </text:span><text:span text:style-name="T4">class</text:span><text:span text:style-name="T25">=</text:span><text:span text:style-name="T7">"flex items-cen</text:span></text:p>
      <text:p text:style-name="Quotations"><text:span text:style-name="T7"><text:tab/><text:tab/>...</text:span></text:p>
      <text:p text:style-name="Text_20_body"/>
      <text:p text:style-name="Text_20_body"><text:span text:style-name="T39">*</text:span> <text:span text:style-name="T39">VIDEO 15 Interceptors:</text:span></text:p>
      <text:p text:style-name="Text_20_body">- <text:span text:style-name="T39">token.interceptor.ts:</text:span></text:p>
      <text:p text:style-name="Quotations"><text:span text:style-name="T18">const</text:span> <text:span text:style-name="T27">CHECK_TOKEN</text:span> <text:span text:style-name="T24">=</text:span> <text:span text:style-name="T18">new</text:span> <text:span text:style-name="T21">HttpContextToken</text:span>&lt;<text:span text:style-name="T21">boolean</text:span>&gt;(() <text:span text:style-name="T18">=&gt;</text:span> <text:span text:style-name="T18">false</text:span>);</text:p>
      <text:p text:style-name="Quotations"/>
      <text:p text:style-name="Quotations"><text:span text:style-name="T16">export</text:span> <text:span text:style-name="T18">function</text:span> <text:span text:style-name="T29">checkToken</text:span>(){</text:p>
      <text:p text:style-name="Quotations"><text:s text:c="2"/><text:span text:style-name="T17">return</text:span><text:span text:style-name="T1"> </text:span><text:span text:style-name="T19">new</text:span><text:span text:style-name="T1"> </text:span><text:span text:style-name="T22">HttpContext</text:span><text:span text:style-name="T1">().</text:span><text:span text:style-name="T30">set</text:span><text:span text:style-name="T1">(</text:span><text:span text:style-name="T28">CHECK_TOKEN</text:span><text:span text:style-name="T1">, </text:span><text:span text:style-name="T19">true</text:span><text:span text:style-name="T1">);</text:span></text:p>
      <text:p text:style-name="Quotations">}</text:p>
      <text:p text:style-name="Quotations"/>
      <text:p text:style-name="Quotations"><text:span text:style-name="T16">export</text:span> <text:span text:style-name="T18">class</text:span> <text:span text:style-name="T21">TokenInterceptor</text:span> <text:span text:style-name="T18">implements</text:span> <text:span text:style-name="T21">HttpInterceptor</text:span> {</text:p>
      <text:p text:style-name="Quotations"/>
      <text:p text:style-name="Quotations"><text:s text:c="2"/><text:span text:style-name="T19">constructor</text:span><text:span text:style-name="T1">(</text:span></text:p>
      <text:p text:style-name="Quotations"><text:s text:c="4"/><text:span text:style-name="T19">private</text:span><text:span text:style-name="T1"> </text:span><text:span text:style-name="T4">tokenService</text:span><text:span text:style-name="T25">:</text:span><text:span text:style-name="T1"> </text:span><text:span text:style-name="T22">TokenService</text:span></text:p>
      <text:p text:style-name="Quotations"><text:s text:c="2"/><text:span text:style-name="T1">) {}</text:span></text:p>
      <text:p text:style-name="Quotations"/>
      <text:p text:style-name="P8"><text:span text:style-name="T1"><text:s text:c="3"/></text:span>// se verifica si el contexto de la solicitud contiene una propiedad llamada <text:s text:c="7"/>CHECK_TOKEN</text:p>
      <text:p text:style-name="P9"><text:s text:c="2"/><text:span text:style-name="T30">intercept</text:span><text:span text:style-name="T1">(</text:span><text:span text:style-name="T4">request</text:span><text:span text:style-name="T25">:</text:span><text:span text:style-name="T1"> </text:span><text:span text:style-name="T22">HttpRequest</text:span><text:span text:style-name="T1">&lt;</text:span><text:span text:style-name="T22">unknown</text:span><text:span text:style-name="T1">&gt;, </text:span><text:span text:style-name="T4">next</text:span><text:span text:style-name="T25">:</text:span><text:span text:style-name="T1"> </text:span><text:span text:style-name="T22">HttpHandler</text:span><text:span text:style-name="T1">)</text:span><text:span text:style-name="T25">:</text:span><text:span text:style-name="T1"> <text:s text:c="14"/></text:span><text:span text:style-name="T22">Observable</text:span><text:span text:style-name="T1">&lt;</text:span><text:span text:style-name="T22">HttpEvent</text:span><text:span text:style-name="T1">&lt;</text:span><text:span text:style-name="T22">unknown</text:span><text:span text:style-name="T1">&gt;&gt; {</text:span></text:p>
      <text:p text:style-name="P9"><text:s/><text:span text:style-name="T17">if</text:span><text:span text:style-name="T1">(</text:span><text:span text:style-name="T4">request</text:span><text:span text:style-name="T1">.</text:span><text:span text:style-name="T28">context</text:span><text:span text:style-name="T1">.</text:span><text:span text:style-name="T30">get</text:span><text:span text:style-name="T1">(</text:span><text:span text:style-name="T28">CHECK_TOKEN</text:span><text:span text:style-name="T1">)){</text:span></text:p>
      <text:p text:style-name="P9"><text:s text:c="3"/><text:span text:style-name="T17">return</text:span><text:span text:style-name="T1"> </text:span><text:span text:style-name="T19">this</text:span><text:span text:style-name="T1">.</text:span><text:span text:style-name="T30">addToken</text:span><text:span text:style-name="T1">(</text:span><text:span text:style-name="T4">request</text:span><text:span text:style-name="T1">, </text:span><text:span text:style-name="T4">next</text:span><text:span text:style-name="T1">);</text:span></text:p>
      <text:p text:style-name="P9"><text:s/><text:span text:style-name="T1">}</text:span></text:p>
      <text:p text:style-name="P9"><text:s/><text:span text:style-name="T17">return</text:span><text:span text:style-name="T1"> </text:span><text:span text:style-name="T4">next</text:span><text:span text:style-name="T1">.</text:span><text:span text:style-name="T30">handle</text:span><text:span text:style-name="T1">(</text:span><text:span text:style-name="T4">request</text:span><text:span text:style-name="T1">);</text:span></text:p>
      <text:p text:style-name="P9"><text:s text:c="2"/><text:span text:style-name="T1">}</text:span></text:p>
      <text:p text:style-name="Quotations"><text:span text:style-name="T1"/></text:p>
      <text:p text:style-name="Quotations"/>
      <text:p text:style-name="Quotations"><text:s text:c="2"/><text:span text:style-name="T32">/* Intercepta la petición (request), estrae el token de la cookie y la agrega a los <text:s text:c="5"/><text:tab/>header de la petición */</text:span></text:p>
      <text:p text:style-name="Quotations"><text:s text:c="2"/><text:span text:style-name="T19">private</text:span><text:span text:style-name="T1"> </text:span><text:span text:style-name="T30">addToken</text:span><text:span text:style-name="T1">(</text:span><text:span text:style-name="T4">request</text:span><text:span text:style-name="T25">:</text:span><text:span text:style-name="T1"> </text:span><text:span text:style-name="T22">HttpRequest</text:span><text:span text:style-name="T1">&lt;</text:span><text:span text:style-name="T22">unknown</text:span><text:span text:style-name="T1">&gt;, </text:span><text:span text:style-name="T4">next</text:span><text:span text:style-name="T25">:</text:span><text:span text:style-name="T1"> </text:span><text:span text:style-name="T22">HttpHandler</text:span><text:span text:style-name="T1">){</text:span></text:p>
      <text:p text:style-name="Quotations"><text:s text:c="4"/><text:span text:style-name="T19">const</text:span><text:span text:style-name="T1"> </text:span><text:span text:style-name="T28">accessToken</text:span><text:span text:style-name="T1"> </text:span><text:span text:style-name="T25">=</text:span><text:span text:style-name="T1"> </text:span><text:span text:style-name="T19">this</text:span><text:span text:style-name="T1">.</text:span><text:span text:style-name="T4">tokenService</text:span><text:span text:style-name="T1">.</text:span><text:span text:style-name="T30">getToken</text:span><text:span text:style-name="T1">();</text:span></text:p>
      <text:p text:style-name="Quotations"><text:s text:c="4"/><text:span text:style-name="T17">if</text:span><text:span text:style-name="T1"> (</text:span><text:span text:style-name="T28">accessToken</text:span><text:span text:style-name="T1">){</text:span></text:p>
      <text:p text:style-name="Quotations"><text:s text:c="6"/><text:span text:style-name="T19">const</text:span><text:span text:style-name="T1"> </text:span><text:span text:style-name="T28">authRequest</text:span><text:span text:style-name="T1"> </text:span><text:span text:style-name="T25">=</text:span><text:span text:style-name="T1"> </text:span><text:span text:style-name="T4">request</text:span><text:span text:style-name="T1">.</text:span><text:span text:style-name="T30">clone</text:span><text:span text:style-name="T1">({</text:span></text:p>
      <text:p text:style-name="Quotations"><text:s text:c="8"/><text:span text:style-name="T4">headers:</text:span><text:span text:style-name="T1"> </text:span><text:span text:style-name="T4">request</text:span><text:span text:style-name="T1">.</text:span><text:span text:style-name="T28">headers</text:span><text:span text:style-name="T1">.</text:span><text:span text:style-name="T30">set</text:span><text:span text:style-name="T1">(</text:span><text:span text:style-name="T7">'Authorization'</text:span><text:span text:style-name="T1">, </text:span><text:span text:style-name="T7">'Bearer '</text:span><text:span text:style-name="T1"> </text:span><text:span text:style-name="T25">+</text:span><text:span text:style-name="T1"> </text:span><text:span text:style-name="T28">accessToken</text:span><text:span text:style-name="T1">)</text:span></text:p>
      <text:p text:style-name="Quotations"><text:s text:c="6"/><text:span text:style-name="T1">});</text:span></text:p>
      <text:p text:style-name="Quotations"><text:s text:c="6"/><text:span text:style-name="T17">return</text:span><text:span text:style-name="T1"> </text:span><text:span text:style-name="T4">next</text:span><text:span text:style-name="T1">.</text:span><text:span text:style-name="T30">handle</text:span><text:span text:style-name="T1">(</text:span><text:span text:style-name="T28">authRequest</text:span><text:span text:style-name="T1">);</text:span></text:p>
      <text:p text:style-name="Quotations"><text:s text:c="4"/><text:span text:style-name="T1">}</text:span></text:p>
      <text:p text:style-name="Quotations"><text:s text:c="4"/><text:span text:style-name="T17">return</text:span><text:span text:style-name="T1"> </text:span><text:span text:style-name="T4">next</text:span><text:span text:style-name="T1">.</text:span><text:span text:style-name="T30">handle</text:span><text:span text:style-name="T1">(</text:span><text:span text:style-name="T4">request</text:span><text:span text:style-name="T1">);</text:span></text:p>
      <text:p text:style-name="Quotations"><text:s text:c="2"/><text:span text:style-name="T1">}</text:span></text:p>
      <text:p text:style-name="Text_20_body"/>
      <text:p text:style-name="Text_20_body">- <text:span text:style-name="T40">app.module.ts:</text:span></text:p>
      <text:p text:style-name="Quotations"><text:span text:style-name="T3">providers:</text:span> [</text:p>
      <text:p text:style-name="Quotations"><text:s text:c="4"/><text:span text:style-name="T1">{ </text:span><text:span text:style-name="T4">provide:</text:span><text:span text:style-name="T1"> </text:span><text:span text:style-name="T28">HTTP_INTERCEPTORS</text:span><text:span text:style-name="T1">, </text:span><text:span text:style-name="T22">useClass</text:span><text:span text:style-name="T4">:</text:span><text:span text:style-name="T1"> </text:span><text:span text:style-name="T22">TokenInterceptor</text:span><text:span text:style-name="T1">, </text:span><text:span text:style-name="T4">multi:</text:span><text:span text:style-name="T1"> </text:span><text:span text:style-name="T19">true</text:span><text:span text:style-name="T1">}</text:span></text:p>
      <text:p text:style-name="Quotations"><text:s text:c="2"/><text:span text:style-name="T1">],</text:span></text:p>
      <text:p text:style-name="Text_20_body"/>
      <text:p text:style-name="Text_20_body"><text:soft-page-break/>- <text:span text:style-name="T40">a todos los endpoints a los que queremos agregarles el token con el interceptor, debemos agregarles el contexto:</text:span></text:p>
      <text:p text:style-name="Quotations"><text:span text:style-name="T29">profile</text:span>(){</text:p>
      <text:p text:style-name="Quotations"><text:s text:c="4"/><text:span text:style-name="T19">const</text:span><text:span text:style-name="T1"> </text:span><text:span text:style-name="T28">token</text:span><text:span text:style-name="T1"> </text:span><text:span text:style-name="T25">=</text:span><text:span text:style-name="T1"> </text:span><text:span text:style-name="T19">this</text:span><text:span text:style-name="T1">.</text:span><text:span text:style-name="T4">tokenService</text:span><text:span text:style-name="T1">.</text:span><text:span text:style-name="T30">getToken</text:span><text:span text:style-name="T1">();</text:span></text:p>
      <text:p text:style-name="Quotations"><text:s text:c="4"/><text:span text:style-name="T17">return</text:span><text:span text:style-name="T1"> </text:span><text:span text:style-name="T19">this</text:span><text:span text:style-name="T1">.</text:span><text:span text:style-name="T4">http</text:span><text:span text:style-name="T1">.</text:span><text:span text:style-name="T30">get</text:span><text:span text:style-name="T1">&lt;</text:span><text:span text:style-name="T22">User</text:span><text:span text:style-name="T1">&gt;(</text:span><text:span text:style-name="T7">`</text:span><text:span text:style-name="T19">${this</text:span><text:span text:style-name="T25">.</text:span><text:span text:style-name="T4">apiUrl</text:span><text:span text:style-name="T19">}</text:span><text:span text:style-name="T7">/auth/profile`</text:span><text:span text:style-name="T1">, {</text:span></text:p>
      <text:p text:style-name="Quotations"><text:s text:c="6"/><text:span text:style-name="T32">// agregamos el contexto a la petición a fin de que el interceptor agregue el <text:tab/>token</text:span></text:p>
      <text:p text:style-name="Quotations"><text:s text:c="6"/><text:span text:style-name="T5">context:</text:span><text:span text:style-name="T2"> </text:span><text:span text:style-name="T31">checkToken</text:span><text:span text:style-name="T2">(),</text:span></text:p>
      <text:p text:style-name="Quotations"><text:s text:c="4"/><text:span text:style-name="T1">}).</text:span><text:span text:style-name="T30">pipe</text:span><text:span text:style-name="T1">(</text:span></text:p>
      <text:p text:style-name="Quotations"><text:s text:c="6"/><text:span text:style-name="T32">// según obtengamos el profile lo transmitimos a trave del observable user$</text:span></text:p>
      <text:p text:style-name="Quotations"><text:s text:c="6"/><text:span text:style-name="T30">tap</text:span><text:span text:style-name="T1">(</text:span><text:span text:style-name="T4">user</text:span><text:span text:style-name="T1"> </text:span><text:span text:style-name="T19">=&gt;</text:span><text:span text:style-name="T1"> </text:span><text:span text:style-name="T19">this</text:span><text:span text:style-name="T1">.</text:span><text:span text:style-name="T4">user$</text:span><text:span text:style-name="T1">.</text:span><text:span text:style-name="T30">next</text:span><text:span text:style-name="T1">(</text:span><text:span text:style-name="T4">user</text:span><text:span text:style-name="T1">)),</text:span></text:p>
      <text:p text:style-name="Quotations"><text:s text:c="4"/><text:span text:style-name="T1">)</text:span></text:p>
      <text:p text:style-name="Quotations"><text:s text:c="2"/><text:span text:style-name="T1">}</text:span></text:p>
      <text:p text:style-name="Text_20_body"/>
      <text:p text:style-name="Text_20_body">- <text:span text:style-name="T41">el token no debe contener información sensible como correo, nombre, etc. mientras menos información posible. </text:span><text:span text:style-name="T42">No se le puede hacer nada mas solo decodificarlo.</text:span></text:p>
      <text:p text:style-name="P14">* VIDEO 17: Decodificando el token:</text:p>
      <text:p text:style-name="P14">- jwt-decode para decodificarlo:</text:p>
      <text:h text:style-name="Heading_20_4" text:outline-level="4">npm i jwt-decode</text:h>
      <text:p text:style-name="Text_20_body"/>
      <text:p text:style-name="Quotations">/* Si hay un token lo decodifica y se verifica si la fecha de expiración es mayor a la fecha actual</text:p>
      <text:p text:style-name="Quotations"><text:s text:c="2"/><text:span text:style-name="T1">(estas fechas estan codificadas en segundos) */</text:span></text:p>
      <text:p text:style-name="Quotations"><text:s text:c="2"/><text:span text:style-name="T30">isValidToken</text:span><text:span text:style-name="T1">(){</text:span></text:p>
      <text:p text:style-name="Quotations"><text:s text:c="4"/><text:span text:style-name="T19">const</text:span><text:span text:style-name="T1"> </text:span><text:span text:style-name="T28">token</text:span><text:span text:style-name="T1"> </text:span><text:span text:style-name="T25">=</text:span><text:span text:style-name="T1"> </text:span><text:span text:style-name="T19">this</text:span><text:span text:style-name="T1">.</text:span><text:span text:style-name="T30">getToken</text:span><text:span text:style-name="T1">();</text:span></text:p>
      <text:p text:style-name="Quotations"><text:s text:c="4"/><text:span text:style-name="T17">if</text:span><text:span text:style-name="T1">(</text:span><text:span text:style-name="T25">!</text:span><text:span text:style-name="T28">token</text:span><text:span text:style-name="T1">){</text:span></text:p>
      <text:p text:style-name="Quotations"><text:s text:c="6"/><text:span text:style-name="T17">return</text:span><text:span text:style-name="T1"> </text:span><text:span text:style-name="T19">false</text:span><text:span text:style-name="T1">;</text:span></text:p>
      <text:p text:style-name="Quotations"><text:s text:c="4"/><text:span text:style-name="T1">}</text:span></text:p>
      <text:p text:style-name="Quotations"/>
      <text:p text:style-name="Quotations"><text:s text:c="4"/><text:span text:style-name="T19">const</text:span><text:span text:style-name="T1"> </text:span><text:span text:style-name="T28">decodeToken</text:span><text:span text:style-name="T1"> </text:span><text:span text:style-name="T25">=</text:span><text:span text:style-name="T1"> </text:span><text:span text:style-name="T30">jwt_decode</text:span><text:span text:style-name="T1">&lt;</text:span><text:span text:style-name="T22">JwtPayload</text:span><text:span text:style-name="T1">&gt;(</text:span><text:span text:style-name="T28">token</text:span><text:span text:style-name="T1">);</text:span></text:p>
      <text:p text:style-name="Quotations"><text:s text:c="4"/><text:span text:style-name="T32">// se verifica que el token tenga la fecha de expiracion</text:span></text:p>
      <text:p text:style-name="Quotations"><text:s text:c="4"/><text:span text:style-name="T17">if</text:span><text:span text:style-name="T1">(</text:span><text:span text:style-name="T28">decodeToken</text:span><text:span text:style-name="T1"> </text:span><text:span text:style-name="T25">&amp;&amp;</text:span><text:span text:style-name="T1"> </text:span><text:span text:style-name="T28">decodeToken</text:span><text:span text:style-name="T1">?.</text:span><text:span text:style-name="T4">exp</text:span><text:span text:style-name="T1">){</text:span></text:p>
      <text:p text:style-name="Quotations"><text:s text:c="6"/><text:span text:style-name="T19">const</text:span><text:span text:style-name="T1"> </text:span><text:span text:style-name="T28">tokenDate</text:span><text:span text:style-name="T1"> </text:span><text:span text:style-name="T25">=</text:span><text:span text:style-name="T1"> </text:span><text:span text:style-name="T19">new</text:span><text:span text:style-name="T1"> </text:span><text:span text:style-name="T22">Date</text:span><text:span text:style-name="T1">(</text:span><text:span text:style-name="T43">0</text:span><text:span text:style-name="T1">);</text:span></text:p>
      <text:p text:style-name="Quotations"><text:s text:c="6"/><text:span text:style-name="T28">tokenDate</text:span><text:span text:style-name="T1">.</text:span><text:span text:style-name="T30">setUTCSeconds</text:span><text:span text:style-name="T1">(</text:span><text:span text:style-name="T28">decodeToken</text:span><text:span text:style-name="T1">.</text:span><text:span text:style-name="T4">exp</text:span><text:span text:style-name="T1">);</text:span></text:p>
      <text:p text:style-name="Quotations"><text:s text:c="6"/><text:span text:style-name="T19">const</text:span><text:span text:style-name="T1"> </text:span><text:span text:style-name="T28">today</text:span><text:span text:style-name="T1"> </text:span><text:span text:style-name="T25">=</text:span><text:span text:style-name="T1"> </text:span><text:span text:style-name="T19">new</text:span><text:span text:style-name="T1"> </text:span><text:span text:style-name="T22">Date</text:span><text:span text:style-name="T1">();</text:span></text:p>
      <text:p text:style-name="Quotations"><text:s text:c="6"/><text:span text:style-name="T17">return</text:span><text:span text:style-name="T1"> </text:span><text:span text:style-name="T28">tokenDate</text:span><text:span text:style-name="T1">.</text:span><text:span text:style-name="T30">getTime</text:span><text:span text:style-name="T1">() </text:span><text:span text:style-name="T25">&gt;</text:span><text:span text:style-name="T1"> </text:span><text:span text:style-name="T28">today</text:span><text:span text:style-name="T1">.</text:span><text:span text:style-name="T30">getTime</text:span><text:span text:style-name="T1">();</text:span></text:p>
      <text:p text:style-name="Quotations"><text:s text:c="4"/><text:span text:style-name="T1">}</text:span></text:p>
      <text:p text:style-name="Quotations"><text:s text:c="4"/><text:span text:style-name="T17">return</text:span><text:span text:style-name="T1"> </text:span><text:span text:style-name="T19">false</text:span><text:span text:style-name="T1">;</text:span></text:p>
      <text:p text:style-name="Quotations"><text:s text:c="2"/><text:span text:style-name="T1">}</text:span></text:p>
      <text:p text:style-name="Text_20_body"/>
      <text:p text:style-name="Text_20_body">- <text:span text:style-name="T42">implementarlo en los guards para que verifique si este token es valido.</text:span></text:p>
      <text:p text:style-name="P14">* VIDEO 19: IMPLEMENTACION DE LA AUTOMATIZACIÓN CON EL REFRESH TOKE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Light" svg:font-family="'Calibri Light'" style:font-adornments="Normal"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Light" fo:font-family="'Calibri Light'" style:font-style-name="Normal" style:font-family-generic="swiss" style:font-pitch="variable"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master-page-name="">
      <loext:graphic-properties draw:fill="solid" draw:fill-color="#000000"/>
      <style:paragraph-properties fo:margin-left="0cm" fo:margin-right="0cm" fo:margin-top="0cm" fo:margin-bottom="0cm" style:contextual-spacing="false" fo:line-height="100%" fo:text-indent="0cm" style:auto-text-indent="false" style:page-number="auto" fo:background-color="#000000">
        <style:tab-stops/>
      </style:paragraph-properties>
      <style:text-properties style:font-name="Consolas1" fo:font-family="Consolas" style:font-style-name="Normal" style:font-family-generic="modern" style:font-pitch="fixed" fo:font-size="11pt" fo:font-weight="normal"/>
    </style:style>
    <style:style style:name="Heading_20_4" style:display-name="Heading 4" style:family="paragraph" style:parent-style-name="Heading" style:next-style-name="Text_20_body" style:default-outline-level="4" style:class="text">
      <loext:graphic-properties draw:fill="solid" draw:fill-color="#3465a4"/>
      <style:paragraph-properties fo:margin-top="0cm" fo:margin-bottom="0cm" style:contextual-spacing="false" fo:text-align="justify" style:justify-single-word="false" fo:background-color="#3465a4"/>
      <style:text-properties fo:color="#e6e905" loext:opacity="100%" style:font-name="Consolas" fo:font-family="Consolas" style:font-style-name="Negrita" style:font-family-generic="modern" style:font-pitch="fixed" fo:font-size="11pt" fo:font-style="normal" fo:font-weight="bold" officeooo:rsid="00061e22" style:font-size-asian="12pt" style:font-style-asian="italic" style:font-weight-asian="normal" style:font-size-complex="12pt" style:font-style-complex="italic" style:font-weight-complex="norm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1:03:57.605000000</meta:creation-date>
    <dc:date>2023-06-27T16:12:02.284000000</dc:date>
    <meta:editing-duration>P4DT9H11M5S</meta:editing-duration>
    <meta:editing-cycles>126</meta:editing-cycles>
    <meta:generator>LibreOffice/7.5.3.2$Windows_X86_64 LibreOffice_project/9f56dff12ba03b9acd7730a5a481eea045e468f3</meta:generator>
    <meta:document-statistic meta:table-count="0" meta:image-count="0" meta:object-count="0" meta:page-count="4" meta:paragraph-count="135" meta:word-count="746" meta:character-count="5624" meta:non-whitespace-character-count="4620"/>
  </office:meta>
</office:document-meta>
</file>